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1e8505" officeooo:paragraph-rsid="001e8505"/>
    </style:style>
    <style:style style:name="P2" style:family="paragraph" style:parent-style-name="Standard">
      <style:paragraph-properties fo:line-height="200%" fo:text-align="center" style:justify-single-word="false"/>
      <style:text-properties fo:font-size="12pt" officeooo:rsid="00236eba" officeooo:paragraph-rsid="0025a275" style:font-size-asian="12pt" style:font-size-complex="12pt"/>
    </style:style>
    <style:style style:name="P3" style:family="paragraph" style:parent-style-name="Standard">
      <style:paragraph-properties fo:line-height="200%" fo:text-align="start" style:justify-single-word="false"/>
      <style:text-properties fo:font-size="12pt" fo:font-weight="normal" officeooo:rsid="0026e47a" officeooo:paragraph-rsid="0026e47a" style:font-size-asian="12pt" style:font-weight-asian="normal" style:font-size-complex="12pt" style:font-weight-complex="normal"/>
    </style:style>
    <style:style style:name="P4" style:family="paragraph" style:parent-style-name="Standard">
      <style:paragraph-properties fo:line-height="200%" fo:text-align="end" style:justify-single-word="false"/>
      <style:text-properties fo:font-size="12pt" fo:font-weight="normal" officeooo:rsid="0027788d" officeooo:paragraph-rsid="0027788d" style:font-size-asian="12pt" style:font-weight-asian="normal" style:font-size-complex="12pt" style:font-weight-complex="normal"/>
    </style:style>
    <style:style style:name="P5" style:family="paragraph" style:parent-style-name="Standard">
      <style:paragraph-properties fo:line-height="200%" fo:text-align="start" style:justify-single-word="false"/>
      <style:text-properties fo:font-size="12pt" fo:font-weight="normal" officeooo:rsid="0025a275" officeooo:paragraph-rsid="00285403" style:font-size-asian="12pt" style:font-weight-asian="normal" style:font-size-complex="12pt" style:font-weight-complex="normal"/>
    </style:style>
    <style:style style:name="P6" style:family="paragraph" style:parent-style-name="Table_20_Contents">
      <style:paragraph-properties fo:text-align="start" style:justify-single-word="false"/>
      <style:text-properties fo:font-weight="bold" officeooo:rsid="001e8505" officeooo:paragraph-rsid="001e8505" style:font-weight-asian="bold" style:font-weight-complex="bold"/>
    </style:style>
    <style:style style:name="T1" style:family="text">
      <style:text-properties officeooo:rsid="001ebdac"/>
    </style:style>
    <style:style style:name="T2" style:family="text">
      <style:text-properties officeooo:rsid="0025c7e4"/>
    </style:style>
    <style:style style:name="T3" style:family="text">
      <style:text-properties fo:font-weight="bold" style:font-weight-asian="bold" style:font-weight-complex="bold"/>
    </style:style>
    <style:style style:name="T4" style:family="text">
      <style:text-properties fo:font-weight="bold" officeooo:rsid="0025a275" style:font-weight-asian="bold" style:font-weight-complex="bold"/>
    </style:style>
    <style:style style:name="T5" style:family="text">
      <style:text-properties fo:font-weight="bold" officeooo:rsid="0025c7e4" style:font-weight-asian="bold" style:font-weight-complex="bold"/>
    </style:style>
    <style:style style:name="T6" style:family="text">
      <style:text-properties officeooo:rsid="002991b3"/>
    </style:style>
    <style:style style:name="T7" style:family="text">
      <style:text-properties officeooo:rsid="0026e47a"/>
    </style:style>
    <style:style style:name="T8" style:family="text">
      <style:text-properties fo:font-variant="normal" fo:text-transform="none" fo:color="#202124" loext:opacity="100%" style:font-name="Liberation Serif" fo:letter-spacing="normal" fo:font-style="normal"/>
    </style:style>
    <style:style style:name="T9" style:family="text">
      <style:text-properties fo:font-variant="normal" fo:text-transform="none" fo:color="#202124" loext:opacity="100%" style:font-name="Liberation Serif" fo:letter-spacing="normal" fo:font-style="normal" officeooo:rsid="0027788d"/>
    </style:style>
    <style:style style:name="T10" style:family="text">
      <style:text-properties fo:font-variant="normal" fo:text-transform="none" fo:color="#202124" loext:opacity="100%" style:font-name="Liberation Serif" fo:letter-spacing="normal" fo:font-style="normal" fo:font-weight="bold" style:font-weight-asian="bold" style:font-weight-complex="bold"/>
    </style:style>
    <style:style style:name="T11" style:family="text">
      <style:text-properties fo:font-variant="normal" fo:text-transform="none" fo:color="#202124" loext:opacity="100%" style:font-name="Liberation Serif" fo:letter-spacing="normal" fo:font-style="normal" fo:font-weight="bold" officeooo:rsid="0027788d" style:font-weight-asian="bold" style:font-weight-complex="bold"/>
    </style:style>
    <style:style style:name="T12" style:family="text">
      <style:text-properties fo:font-variant="normal" fo:text-transform="none" fo:color="#202124" loext:opacity="100%" style:font-name="Liberation Serif" fo:letter-spacing="normal" fo:font-style="normal" officeooo:rsid="00285403"/>
    </style:style>
    <style:style style:name="T13" style:family="text">
      <style:text-properties fo:font-variant="normal" fo:text-transform="none" fo:color="#202124" loext:opacity="100%" style:text-position="super 58%" style:font-name="Liberation Serif" fo:letter-spacing="normal" fo:font-style="normal"/>
    </style:style>
    <style:style style:name="T14" style:family="text">
      <style:text-properties style:font-name="Liberation Serif"/>
    </style:style>
    <style:style style:name="T15" style:family="text">
      <style:text-properties officeooo:rsid="0028540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Introduction – </text:span><text:span text:style-name="T4">Continued </text:span><text:span text:style-name="T5">2</text:span></text:p>
      <text:p text:style-name="P5">professional jazz musicians from around Chicago took their turns pouring their hearts and souls <text:span text:style-name="T6">out to the radio audience</text:span>. <text:span text:style-name="T7">They asked me “do you want to take a solo?” I was so nervous: I had </text:span><text:span text:style-name="T15">no</text:span><text:span text:style-name="T7"> idea how to play over chord changes, and all that I had memorized were all of the major scales. I walked up to the microphone, and I played the absolute best that I could.</text:span></text:p>
      <text:p text:style-name="P3">In early 1993, I felt that I was at a crossroads in my life. I was 21 years old, and I knew that I loved music, but it was time to get more serious about making a living. I decided to join the United States Navy as a musician. In January of 1993, I went to see a Navy recruiter, and he gave me a test <text:span text:style-name="T14">called the ASVAB (</text:span><text:span text:style-name="T8">Armed Services Vocational Aptitude Battery), an aptitude test focused on determining one’s proficiency in math and reading. I scored in the 98</text:span><text:span text:style-name="T13">th</text:span><text:span text:style-name="T8"> percentile, and I let the recruiter talk me into joining the U.S. Navy’s Nuclear Propulsion Program: they would train me to become a nuclear reactor operator. I spent the next 20 years (1993-2013) as a nuclear reactor operator on aircraft carriers (the U.S.S. Theodore Roosevelt – CVN 71 and </text:span><text:span text:style-name="T12">the </text:span><text:span text:style-name="T8">U.S.S. George H.W. Bush – CVN-77). I also did 2 tours as a nuclear instructor. I learned a TREMENDOUS amount about how to learn, and I continued to practice my saxophone, as much as possible. <text:s/>Deployments were a great time to practice: you were stuck on the ship for 6 months </text:span><text:span text:style-name="T9">(or more)</text:span><text:span text:style-name="T8">, and you had a tremendous amount of free time. </text:span></text:p>
      <text:p text:style-name="P3"><text:span text:style-name="T8">I learned how to practice, and how to systematically get better on the saxophone. The nuclear Navy taught me to simplify problems as much as possible, and to then systematically attack them. So I reduced music to its simplest 2 problems: (1.) learning to play by ear (2.) learning to read music. </text:span><text:span text:style-name="T10">It is this approach that guides this book</text:span><text:span text:style-name="T8">. </text:span><text:span text:style-name="T9">I sincerely hope that you enjoy the journey that we are about to take. </text:span><text:span text:style-name="T11">Thank you for purchasing this book!!!! Let’s get started.</text:span></text:p>
      <text:p text:style-name="P4">Sincerely, Rex Djere, August 23, 202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in" style:auto-text-indent="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style:writing-mode="page"/>
    </style:style>
    <style:style style:name="MP1" style:family="paragraph" style:parent-style-name="Header">
      <style:paragraph-properties fo:text-align="center" style:justify-single-word="false"/>
      <style:text-properties officeooo:rsid="001e8505" officeooo:paragraph-rsid="001e8505"/>
    </style:style>
    <style:style style:name="MP2" style:family="paragraph" style:parent-style-name="Table_20_Contents">
      <style:paragraph-properties fo:text-align="start" style:justify-single-word="false"/>
      <style:text-properties fo:font-weight="bold" officeooo:rsid="001e8505" officeooo:paragraph-rsid="001e8505" style:font-weight-asian="bold" style:font-weight-complex="bold"/>
    </style:style>
    <style:style style:name="MT1" style:family="text">
      <style:text-properties officeooo:rsid="001ebdac"/>
    </style:style>
    <style:style style:name="MT2" style:family="text">
      <style:text-properties officeooo:rsid="0025c7e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able:table table:name="Table1" table:style-name="Table1">
          <table:table-column table:style-name="Table1.A"/>
          <table:table-row table:style-name="TableLine93981047235808">
            <table:table-cell table:style-name="Table1.A1" office:value-type="string">
              <text:p text:style-name="MP2">Page 000<text:span text:style-name="MT1">0</text:span><text:span text:style-name="MT2">d</text:span></text:p>
            </table:table-cell>
          </table:table-row>
          <table:table-row table:style-name="TableLine93981047789680">
            <table:table-cell table:style-name="Table1.A1" office:value-type="string">
              <text:p text:style-name="MP1">Saxtalk.com Daily Saxophone Etudes Volume 1 – Eb Edition</text:p>
            </table:table-cell>
          </table:table-row>
        </table:table>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22T23:43:33.211732531</meta:creation-date>
    <dc:date>2021-08-23T17:34:20.988010553</dc:date>
    <meta:editing-duration>PT26M24S</meta:editing-duration>
    <meta:editing-cycles>8</meta:editing-cycles>
    <meta:generator>LibreOffice/7.1.5.2$Linux_X86_64 LibreOffice_project/10$Build-2</meta:generator>
    <meta:print-date>2021-08-23T16:36:57.786300137</meta:print-date>
    <meta:document-statistic meta:table-count="1" meta:image-count="0" meta:object-count="0" meta:page-count="1" meta:paragraph-count="7" meta:word-count="373" meta:character-count="2054" meta:non-whitespace-character-count="1682"/>
  </office:meta>
</office:document-meta>
</file>